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b28d8"/>
    </style:style>
    <style:style style:name="T1" style:family="text">
      <style:text-properties officeooo:rsid="000b28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Plot a pie chart for columns: ‘cyl’ and ‘model’ form the mtcars.csv data frame</text:p>
      <text:p text:style-name="Standard"/>
      <text:p text:style-name="P1"><text:span text:style-name="T1">2</text:span>. Plot the area chart for the colmns: ‘am’ and ‘carb’.</text:p>
      <text:p text:style-name="P1">a. Set the ‘am’ on the x-axis. </text:p>
      <text:p text:style-name="P1">b. Set the ‘carb’ on the y-axis. </text:p>
      <text:p text:style-name="P1">c. Provide the x-axis label as Transmission.</text:p>
      <text:p text:style-name="P1">d. Provide the y-axis label as Number of carburetors.</text:p>
      <text:p text:style-name="P1">e. Provide the title as Transmission vs Number of carburetor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8T11:29:03.871000000</dc:date>
    <meta:editing-duration>PT1M11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7" meta:word-count="66" meta:character-count="359" meta:non-whitespace-character-count="297"/>
  </office:meta>
</office:document-meta>
</file>